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officeooo:rsid="00165199" officeooo:paragraph-rsid="00165199"/>
    </style:style>
    <style:style style:name="P2" style:family="paragraph" style:parent-style-name="Standard">
      <style:paragraph-properties fo:line-height="150%" fo:text-align="justify" style:justify-single-word="false"/>
      <style:text-properties style:font-name="Times new roman" officeooo:rsid="00165199" officeooo:paragraph-rsid="00165199"/>
    </style:style>
    <style:style style:name="P3" style:family="paragraph" style:parent-style-name="Standard" style:list-style-name="L1">
      <style:paragraph-properties fo:line-height="150%" fo:text-align="justify" style:justify-single-word="false"/>
      <style:text-properties style:font-name="Times new roman" officeooo:rsid="00165199" officeooo:paragraph-rsid="00165199"/>
    </style:style>
    <style:style style:name="P4" style:family="paragraph" style:parent-style-name="Standard" style:list-style-name="L1">
      <style:paragraph-properties fo:line-height="150%" fo:text-align="justify" style:justify-single-word="false"/>
      <style:text-properties style:font-name="Times new roman" officeooo:rsid="00165199" officeooo:paragraph-rsid="00175e2e"/>
    </style:style>
    <style:style style:name="P5" style:family="paragraph" style:parent-style-name="Standard" style:list-style-name="L1">
      <style:paragraph-properties fo:line-height="150%" fo:text-align="justify" style:justify-single-word="false"/>
      <style:text-properties style:font-name="Times new roman" officeooo:rsid="001967e1" officeooo:paragraph-rsid="001967e1"/>
    </style:style>
    <style:style style:name="P6" style:family="paragraph" style:parent-style-name="Standard" style:list-style-name="L1">
      <style:paragraph-properties fo:line-height="150%" fo:text-align="justify" style:justify-single-word="false"/>
      <style:text-properties style:font-name="Times new roman" officeooo:rsid="001c092b" officeooo:paragraph-rsid="001c092b"/>
    </style:style>
    <style:style style:name="P7" style:family="paragraph" style:parent-style-name="Standard" style:list-style-name="L1">
      <style:paragraph-properties fo:line-height="150%" fo:text-align="justify" style:justify-single-word="false"/>
      <style:text-properties style:font-name="Times new roman" officeooo:rsid="001dacb3" officeooo:paragraph-rsid="001dacb3"/>
    </style:style>
    <style:style style:name="T1" style:family="text">
      <style:text-properties officeooo:rsid="00175e2e"/>
    </style:style>
    <style:style style:name="T2" style:family="text">
      <style:text-properties officeooo:rsid="001a6e7c"/>
    </style:style>
    <style:style style:name="T3" style:family="text">
      <style:text-properties officeooo:rsid="001b8db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orma Académica Departamento de Física Universidad de los Andes - Teoría</text:p>
      <text:p text:style-name="P1"/>
      <text:p text:style-name="P2">En este texto se pretende diagnosticar algunos de los problemas que consideramos aquejan al actual pregrado de Física de la Universidad de los Andes.</text:p>
      <text:p text:style-name="P2"/>
      <text:list xml:id="list7724428506490663696" text:style-name="L1">
        <text:list-item>
          <text:p text:style-name="P3">Formación matemática:</text:p>
          <text:p text:style-name="P4">Consideramos que el curso de Álgebra Lineal 2 tiene mucho que aportarle a nuestra formación como físicos. Sin embargo, la alta tasa de deserción y de estudiantes de física que reprueban la materia son un signo de alarma desde hace cierto tiempo. Es especialmente notoria la disparidad en la preparación respecto a aquella de los estudiantes de matemáticas. Al estudiar la preparación que los prerrequisitos exigen a cada tipo de estudiante se puede detectar que Métodos Matemáticos no es comparable a Matemática Estructural y Álgebra Abstracta 1, mucho menos al curso de honores de álgebra lineal. Suponiendo que los prerrequisitos aportan una preparación equivalente, no deberían tenerse los grupos de estudiantes tan heterogéneos que se suelen presentar. <text:span text:style-name="T1">A diferencia de Matemática Estructural y Álgebra Abstracta 1, Métodos Matemáticos no es una clase de matemáticas basada en demostraciones. Herramientas tales como las distintas técnicas de demostración y la lógica subyacente a estas y la notación matemática común en estudios teóricos de cierto rigor, aunque utilizadas en el curso de Álgebra Lineal 2, no hacen parte de la formación actual de los físicos uniandinos. Esta carencia puede llegar a dificultar el desarrollo del pensamiento abstracto que las matemáticas formales exigen y que, si el estudiante considerara más relevante el contenido que otra materia le pueda aportar, pudiera ser suplido por otro curso que desarrolle dichas herramientas.</text:span></text:p>
        </text:list-item>
        <text:list-item>
          <text:p text:style-name="P4"><text:span text:style-name="T1">Curso de introducción a la física o, en general, a las ciencias naturales:</text:span></text:p>
          <text:p text:style-name="P5">Actualmente contamos con un curso introductorio de un crédito dictado en cuatro módulos por profesores de distintos grupos de investigación que exponen, de alguna forma u otra, el trabajo de su grupo correspondiente. <text:span text:style-name="T3">La metodología de este curso pretende mostrar un panorama de la ciencia actual desde los investigadores que la componen. Sin embargo, el no comprender los conceptos involucrados ni tener la preparación necesaria termina convirtiendo este curso en un ejercicio más bien divulgativo. </text:span>En vez de un curso expositivo, consideramos que debería ser un primer curso de física, en aras de transmitir una idea más real y tangible de lo que es la física, más allá de los cursos básicos. <text:s/><text:span text:style-name="T2">Además, se debería transmitir el uso del método científico y la ética en la investigación, así como la capacidad de problematizar los fundamentos teóricos y filosóficos de la ciencia. Pensamos en esta base conceptual en el espíritu de la unificación del ciclo básico de las ciencias naturales que </text:span><text:soft-page-break/><text:span text:style-name="T2">retome elementos de cursos que ya se dictan en la universidad como el de Historia y Filosofía de la Ciencia o, en el ciclo básico de las ciencias sociales, el de Problemas de la Investigación Social. </text:span></text:p>
        </text:list-item>
        <text:list-item>
          <text:p text:style-name="P6">Estandarización de los “contenidos programáticos”:</text:p>
          <text:p text:style-name="P7">Desafortunadamente los programas estandarizados que los profesores han establecido a través de los años no se están cumpliendo. Es esencial para el buen desarrollo de la carrera que haya cierta sintonía entre los distintos cursos para evitar repeticiones y que el contenido aprendido dependa en gran medida del profesor que los imparta. </text:p>
        </text:list-item>
        <text:list-item>
          <text:p text:style-name="P7"><text:s/></text:p>
        </text:list-item>
      </text:list>
      <text:p text:style-name="P2"/>
      <text:p text:style-name="P2">Iván Mauricio Burbano</text:p>
      <text:p text:style-name="P2">Francisco Calder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4:28:11.210245323</meta:creation-date>
    <dc:date>2018-07-11T17:01:33.819477201</dc:date>
    <meta:editing-duration>PT1H10M30S</meta:editing-duration>
    <meta:editing-cycles>2</meta:editing-cycles>
    <meta:generator>LibreOffice/5.1.6.2$Linux_X86_64 LibreOffice_project/10m0$Build-2</meta:generator>
    <meta:document-statistic meta:table-count="0" meta:image-count="0" meta:object-count="0" meta:page-count="2" meta:paragraph-count="11" meta:word-count="539" meta:character-count="3402" meta:non-whitespace-character-count="2876"/>
  </office:meta>
</office:document-meta>
</file>